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638" officeooo:paragraph-rsid="0006c638"/>
    </style:style>
    <style:style style:name="T1" style:family="text">
      <style:text-properties officeooo:rsid="0006c63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<text:span text:style-name="T1">Taskbar launcher erstellen--</text:span></text:p>
      <text:p text:style-name="P1"/>
      <text:p text:style-name="P1">→ In dem Ordner /<text:span text:style-name="T2">home</text:span><text:span text:style-name="T3">/benutzername/.local/share/applications eine Datei erstellen: <text:tab/>beispielprogramm.desktop</text:span></text:p>
      <text:p text:style-name="P1"><text:span text:style-name="T3"/></text:p>
      <text:p text:style-name="P1"><text:span text:style-name="T3">→ In die Datei wird folgendes eingetragen: </text:span></text:p>
      <text:p text:style-name="P1"><text:span text:style-name="T3"><text:tab/>[Desktop Entry]</text:span></text:p>
      <text:p text:style-name="P1"><text:span text:style-name="T3"><text:tab/>Type=Application</text:span></text:p>
      <text:p text:style-name="P1"><text:span text:style-name="T3"><text:tab/>Icon=/usr/local/src/sublime_text_3/sublime-text.png</text:span></text:p>
      <text:p text:style-name="P1"><text:span text:style-name="T3"><text:tab/>Exec= /usr/local/bin/sublime_text</text:span></text:p>
      <text:p text:style-name="P1"><text:span text:style-name="T3"/></text:p>
      <text:p text:style-name="P1"><text:span text:style-name="T3">→ Datei speichern und das icon an der Taskbar anheft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08:31:44.940395700</meta:creation-date>
    <dc:date>2019-05-01T08:36:58.050021957</dc:date>
    <meta:editing-duration>PT5M15S</meta:editing-duration>
    <meta:editing-cycles>1</meta:editing-cycles>
    <meta:document-statistic meta:table-count="0" meta:image-count="0" meta:object-count="0" meta:page-count="1" meta:paragraph-count="8" meta:word-count="36" meta:character-count="355" meta:non-whitespace-character-count="322"/>
    <meta:generator>LibreOffice/6.0.7.3$Linux_X86_64 LibreOffice_project/00m0$Build-3</meta:generator>
  </office:meta>
</office:document-meta>
</file>